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9-22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8-2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7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6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5-20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5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4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3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2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2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5-01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11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10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9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8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7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6-1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5-0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4-1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3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2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4-01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12-1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11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10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9-15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8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7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6-2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5-1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4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3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2-1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3-01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12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11-2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10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9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8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7-2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6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5-1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4-2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3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2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2-01-27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12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11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11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9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8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7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6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5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4-1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3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1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1-01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0-12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0-10-2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0-09-0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0-07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0-02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20-01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12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11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10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09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08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07-3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07-1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05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04-1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03-1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9-01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12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10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09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08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07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06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06-0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05-3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8-01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12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11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10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08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07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06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05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04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03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02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7-01-1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12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11-2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10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09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08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08-0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06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05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04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03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6-02-1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12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11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10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09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08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08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05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04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5-03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12-1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10-2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09-2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08-1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07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06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05-1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04-1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03-1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4-01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12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11-1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10-3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9-3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8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7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6-28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5-23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4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3-2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2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3-01-2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12-2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11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10-22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9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8-23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7-2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6-1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5-31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4-1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3-2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2-2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2-01-2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12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11-1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10-21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09-2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08-1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07-2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06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05-2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04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02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1-01-3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12-2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11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10-2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9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8-2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7-3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6-3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5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4-2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4-0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2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10-01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12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10-2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9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8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7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6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5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4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3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2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9-01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12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11-1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10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9-1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8-18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7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6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5-1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4-3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4-04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2-2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8-01-1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7-12-1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7-11-2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7-10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7-05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7-04-2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7-03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7-02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7-01-1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12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11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10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9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8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7-1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6-1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5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4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3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2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6-01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12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11-2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09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08-1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06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05-1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04-20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03-1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02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5-01-2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12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11-1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10-22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9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8-1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7-2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6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5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4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3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2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4-01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12-22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11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11-0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09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08-20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07-1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05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04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03-1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3-01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12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11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10-1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9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8-2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7-1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6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5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4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3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2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2-01-16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12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11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10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08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07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06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05-1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04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03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02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1-01-1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0-12-1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0-11-1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0-10-2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0-09-21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0-08-2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0-07-2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0-06-19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2000-05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10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09-2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07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06-1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05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04-2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03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9-02-1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12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11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10-1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09-2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08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07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06-2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05-21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04-2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03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8-02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7-11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7-06-1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7-05-2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7-02-2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7-01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7-0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6-09-1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6-05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6-03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5-12-0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5-12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5-09-20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5-07-27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5-05-1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5-03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5-01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12-1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10-2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09-2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08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07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06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06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05-2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04-1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4-04-0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10-2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07-19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06-22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06-1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05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03-3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02-1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01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3-01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11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10-2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9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8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6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6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5-1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4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3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3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2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2-01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12-1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11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10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9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8-2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7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6-1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5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4-2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3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3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2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1-01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12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11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10-1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9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8-1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6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5-2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4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3-27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2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90-01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12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1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10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9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8-1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7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6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5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4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2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9-01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12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11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10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9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8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6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5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4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3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2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8-0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12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11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10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9-30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8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7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6-24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5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4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3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2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7-01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12-2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11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10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10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8-2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7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6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5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5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4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3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6-01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12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11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10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9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8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7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6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4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3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2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5-01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12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11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10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9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8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7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6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5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4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4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3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4-01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12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11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10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9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8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7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6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6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5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4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3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2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1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3-01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12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11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10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7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3-1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9-2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6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3-1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7073272602</text:p>
          </table:table-cell>
          <table:table-cell office:value-type="string" calcext:value-type="string">
            <text:p>N <text:s/>1243. 5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62" meta:object-count="0"/>
    <meta:user-defined meta:name="AppVersion">3.0</meta:user-defined>
  </office:meta>
</office:document-meta>
</file>